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ria1" svg:font-family="Cambria, serif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28cm" fo:break-before="auto" fo:break-after="auto" table:align="margins"/>
    </style:style>
    <style:style style:name="Table1.A" style:family="table-column">
      <style:table-column-properties style:column-width="6.239cm" style:rel-column-width="14601*"/>
    </style:style>
    <style:style style:name="Table1.B" style:family="table-column">
      <style:table-column-properties style:column-width="21.761cm" style:rel-column-width="50934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text-properties style:font-name="Cambria" fo:language="ru" fo:country="RU"/>
    </style:style>
    <style:style style:name="P6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501cm" style:auto-text-indent="false"/>
      <style:text-properties style:font-name="Cambria" fo:font-size="14pt" fo:language="en" fo:country="US" style:font-size-asian="14pt" style:font-size-complex="14pt"/>
    </style:style>
    <style:style style:name="P12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P13" style:family="paragraph" style:parent-style-name="Standard">
      <style:paragraph-properties fo:margin-left="0cm" fo:margin-right="0cm" fo:text-align="center" style:justify-single-word="false" fo:text-indent="1.501cm" style:auto-text-indent="false"/>
      <style:text-properties fo:font-variant="normal" fo:text-transform="none" fo:color="#252525" style:font-name="Cambria" fo:font-size="14pt" fo:letter-spacing="normal" fo:language="ru" fo:country="RU" fo:font-style="normal" fo:font-weight="normal" style:font-size-asian="14pt" style:font-size-complex="14pt"/>
    </style:style>
    <style:style style:name="P14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</style:style>
    <style:style style:name="P15" style:family="paragraph" style:parent-style-name="Text_20_body">
      <style:paragraph-properties fo:margin-left="0cm" fo:margin-right="0cm" fo:margin-top="0cm" fo:margin-bottom="0.199cm" fo:line-height="100%" fo:text-align="justify" style:justify-single-word="false" fo:text-indent="1.501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margin-left="0cm" fo:margin-right="0cm" fo:margin-top="0cm" fo:margin-bottom="0.199cm" fo:line-height="100%" fo:text-align="center" style:justify-single-word="false" fo:text-indent="1.501cm" style:auto-text-indent="false"/>
      <style:text-properties style:font-name="Cambria" fo:font-size="14pt" fo:language="ru" fo:country="RU" fo:font-weight="normal" fo:background-color="#ffff00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margin-left="0cm" fo:margin-right="0cm" fo:line-height="100%" fo:text-align="justify" style:justify-single-word="false" fo:text-indent="1.501cm" style:auto-text-indent="false"/>
      <style:text-properties style:font-name="Cambria1" fo:font-size="14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cc" style:font-name="Cambria" fo:font-size="18pt" fo:language="ru" fo:country="RU" style:font-size-asian="18pt" style:font-size-complex="18pt"/>
    </style:style>
    <style:style style:name="P19" style:family="paragraph" style:parent-style-name="Text_20_body">
      <style:paragraph-properties fo:margin-left="0.106cm" fo:margin-right="0.106cm" fo:margin-top="0cm" fo:margin-bottom="0.199cm" fo:line-height="100%" fo:text-align="center" style:justify-single-word="false" fo:text-indent="0cm" style:auto-text-indent="false"/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T1" style:family="text">
      <style:text-properties style:font-name="Cambria" fo:font-size="14pt" fo:language="ru" fo:country="RU" fo:font-weight="normal" style:font-size-asian="14pt" style:font-weight-asian="normal" style:font-size-complex="14pt" style:font-weight-complex="normal"/>
    </style:style>
    <style:style style:name="T2" style:family="text">
      <style:text-properties style:font-name="Cambria" fo:font-size="14pt" fo:language="ru" fo:country="RU" style:font-size-asian="14pt" style:font-size-complex="14pt"/>
    </style:style>
    <style:style style:name="T3" style:family="text">
      <style:text-properties style:font-name="Cambria" fo:font-size="14pt" fo:language="en" fo:country="US" fo:font-weight="normal" style:font-size-asian="14pt" style:font-weight-asian="normal" style:font-size-complex="14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background-color="transparent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font-style-asian="normal" style:font-style-complex="normal"/>
    </style:style>
    <style:style style:name="T8" style:family="text">
      <style:text-properties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2" style:family="text">
      <style:text-properties fo:language="en" fo:country="US" fo:font-style="normal" style:font-style-asian="normal" style:font-style-complex="normal"/>
    </style:style>
    <style:style style:name="T13" style:family="text">
      <style:text-properties fo:font-variant="normal" fo:text-transform="none" fo:color="#252525" style:font-name="Cambria" fo:font-size="14pt" fo:letter-spacing="normal" fo:language="ru" fo:country="RU" style:font-size-asian="14pt" style:font-size-complex="14pt"/>
    </style:style>
    <style:style style:name="T14" style:family="text">
      <style:text-properties fo:font-variant="normal" fo:text-transform="none" fo:color="#252525" style:font-name="Cambria" fo:font-size="14pt" fo:letter-spacing="normal" fo:language="ru" fo:country="RU" fo:font-style="normal" fo:font-weight="normal" style:font-size-asian="14pt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3cm" svg:height="0.79cm" draw:z-index="1"><draw:image xlink:href="../images/3607.png" xlink:type="simple" xlink:show="embed" xlink:actuate="onLoad"/></draw:frame></text:p>
          </table:table-cell>
          <table:table-cell table:style-name="Table1.B1" office:value-type="string">
            <text:p text:style-name="P18">Цифровой фильтр</text:p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<text:span text:style-name="T5"> векторизован 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y="0cm" svg:width="2.99cm" svg:height="2.78cm" draw:z-index="0"><draw:image xlink:href="../images/3607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>
          <table:table-cell table:style-name="Table1.A2" table:number-columns-spanned="2" office:value-type="string">
            <text:p text:style-name="P12"><text:span text:style-name="T2">Блок «Цифровой фильтр» предназначен для фильтрации цифрового сигнала </text:span><text:span text:style-name="T13">с</text:span><text:span text:style-name="T14"> целью выделения или подавления определённых частот. Реализует модели фильтров Баттерворта, а также Чебышева 1-го и 2-го порядка, описываемые передаточной функцией вида:</text:span></text:p>
            <text:p text:style-name="P13"><draw:frame draw:style-name="fr3" draw:name="Объект1" text:anchor-type="as-char" svg:width="8.147cm" svg:height="1.244cm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6">Входы:</text:p>
            <text:p text:style-name="P11"><text:span text:style-name="T4">DataInput</text:span> – <text:span text:style-name="T6">входной сигнал;</text:span></text:p>
            <text:p text:style-name="P11"><text:span text:style-name="T4">Sync</text:span><text:span text:style-name="T6"> – вход для синхроимпульсов;</text:span></text:p>
            <text:p text:style-name="P11"><text:span text:style-name="T4">Reset</text:span><text:span text:style-name="T6"> – вход для сигнала сброса;</text:span></text:p>
            <text:p text:style-name="P6">Выходы:</text:p>
            <text:p text:style-name="P10">DataOut –<text:span text:style-name="T9"> </text:span><text:span text:style-name="T7">выходной отфильтрованный сигнал;</text:span></text:p>
            <text:p text:style-name="P6">Свойства блока:</text:p>
            <text:p text:style-name="P7"><text:span text:style-name="T10">П</text:span>орядок фильтра <text:span text:style-name="T10">–</text:span><text:span text:style-name="T9"> целое число, максимальная степень комплексной переменной в передаточной функции фильтра;</text:span></text:p>
            <text:p text:style-name="P7">Тип фильтра <text:span text:style-name="T10">–</text:span> <text:span text:style-name="T9">выбор типа фильтра, реализуемого блоком;</text:span></text:p>
            <text:p text:style-name="P7">Частоты среза, Гц<text:span text:style-name="T9"> </text:span><text:span text:style-name="T12">–</text:span><text:span text:style-name="T9"> массив частот среза, размерностью равной количеству реализуемых блоком фильтров;</text:span></text:p>
            <text:p text:style-name="P7">Частоты дискретизации, Гц<text:span text:style-name="T9"> </text:span><text:span text:style-name="T12">–</text:span><text:span text:style-name="T9"> массив частот дискретизации фильтра, размерностью равной количеству реализуемых блоком фильтров;</text:span></text:p>
            <text:p text:style-name="P7">Пульсация в полосе пропускания, дБ<text:span text:style-name="T9"> </text:span><text:span text:style-name="T12">–</text:span><text:span text:style-name="T9"> массив величин пульсации АЧХ, размерностью равной количеству реализуемых блоком фильтров Чебышева;</text:span></text:p>
            <text:p text:style-name="P7">Класс фильтра<text:span text:style-name="T9"> </text:span><text:span text:style-name="T12">–</text:span><text:span text:style-name="T9"> способ синтеза коэффициентов передаточной функции фильтра;</text:span></text:p>
            <text:p text:style-name="P8">Параметры блока:</text:p>
            <text:p text:style-name="P9">Числитель фильтра — массив коэффициентов числителя передаточной функции для каждого фильтра;</text:p>
            <text:p text:style-name="P9">Знаменатель фильтра — массив коэффициентов знаменателя передаточной функции для каждого фильтра;</text:p>
            <text:p text:style-name="P9"/>
            <text:p text:style-name="P17"><text:span text:style-name="T8">На входной порт </text:span><text:span text:style-name="T11">Sync</text:span><text:span text:style-name="T8"> должны подаваться прямоугольные синхроимпульсы единичной амплитуды. Срабатывание блока происходит по переднему фронту синхроимпульса. П</text:span>ри каждом срабатывании блока на выходе формируется сигнал, прошедший через процедуру фильтрации. Фильтрация организована по рекурсивной процедуре. Синтез коэффициентов передаточных функций по заданным критериям осуществляется в соответствие с выбранными классами фильтров.</text:p>
            <text:p text:style-name="P9"/>
            <text:p text:style-name="P6">Пример использования блока:</text:p>
            <text:p text:style-name="P15">Работа блока показана в демонстрационном примере, расположенном по адресу %<text:span text:style-name="T10">PROGRAMM_DIR</text:span>%<text:span text:style-name="T10">\Demo\Automatic\Обработка сигналов</text:span>\Цифровые фильтры.prt</text:p>
            <text:p text:style-name="P19"><text:soft-page-break/><draw:frame draw:style-name="fr2" draw:name="Графический объект3" text:anchor-type="as-char" svg:y="0cm" svg:width="16.96cm" svg:height="9.871cm" draw:z-index="3"><draw:image xlink:href="../images/3607_1.png" xlink:type="simple" xlink:show="embed" xlink:actuate="onLoad"/></draw:frame></text:p>
            <text:p text:style-name="P14"><text:span text:style-name="T1">Здесь блок цифрового фильтра используется в некоторой схеме обработки сигнала. Исходный сигнал представляет собой сумму двух синусоид частотой 1Гц и 4Гц. Из данного сигнала формируется вектор из трех одинаковых значений, который подается на основной вход блока. Настройки блока соответствуют фильтру низких частот 3 порядка с частотой среза 3Гц. При этом реализуются фильтры Баттерворта, </text:span><text:span text:style-name="T3">а также</text:span><text:span text:style-name="T1"> Чебышева 1-го и 2-го рода. Выход блока в этом случае будет вектором из трех элементов, соответствующих реализуемым классам фильтров.</text:span></text:p>
            <text:p text:style-name="P16"><draw:frame draw:style-name="fr2" draw:name="Графический объект4" text:anchor-type="as-char" svg:y="0cm" svg:width="24.16cm" svg:height="12.651cm" draw:z-index="4"><draw:image xlink:href="../images/3607_2.png" xlink:type="simple" xlink:show="embed" xlink:actuate="onLoad"/></draw:frame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ria1" svg:font-family="Cambria, serif"/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cm" fo:page-height="30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Цифровой фильтр</dc:title>
    <dc:date>2016-07-12T10:49:29.05</dc:date>
    <meta:generator>OpenOffice/4.1.1$Win32 OpenOffice.org_project/411m6$Build-9775</meta:generator>
    <meta:editing-duration>PT11H2M3S</meta:editing-duration>
    <meta:editing-cycles>75</meta:editing-cycles>
    <dc:creator>ILYA KUBENSKIY</dc:creator>
    <meta:document-statistic meta:table-count="1" meta:image-count="4" meta:object-count="1" meta:page-count="2" meta:paragraph-count="30" meta:word-count="298" meta:character-count="2376"/>
  </office:meta>
</office:document-meta>
</file>

<file path=Object 1/content.xml><?xml version="1.0" encoding="utf-8"?>
<math xmlns="http://www.w3.org/1998/Math/MathML">
  <semantics>
    <mrow>
      <mi>H</mi>
      <mrow>
        <mrow>
          <mrow>
            <mo stretchy="false">(</mo>
            <mrow>
              <mi>z</mi>
            </mrow>
            <mo stretchy="false">)</mo>
          </mrow>
          <mo stretchy="false">=</mo>
          <mfrac>
            <mrow>
              <mi>B</mi>
              <mrow>
                <mo stretchy="false">(</mo>
                <mrow>
                  <mi>z</mi>
                </mrow>
                <mo stretchy="false">)</mo>
              </mrow>
            </mrow>
            <mrow>
              <mi>A</mi>
              <mrow>
                <mo stretchy="false">(</mo>
                <mrow>
                  <mi>z</mi>
                </mrow>
                <mo stretchy="false">)</mo>
              </mrow>
            </mrow>
          </mfrac>
        </mrow>
        <mo stretchy="false">=</mo>
        <mfrac>
          <mrow>
            <mrow>
              <mrow>
                <mrow>
                  <mrow>
                    <mrow>
                      <msub>
                        <mi>b</mi>
                        <mrow>
                          <mn>0</mn>
                        </mrow>
                      </msub>
                    </mrow>
                    <mo stretchy="false">+</mo>
                    <mrow>
                      <msub>
                        <mi>b</mi>
                        <mrow>
                          <mn>1</mn>
                        </mrow>
                      </msub>
                      <mo stretchy="false">⋅</mo>
                      <msup>
                        <mi>z</mi>
                        <mrow>
                          <mrow>
                            <mo stretchy="false">−</mo>
                            <mn>1</mn>
                          </mrow>
                        </mrow>
                      </msup>
                    </mrow>
                  </mrow>
                  <mo stretchy="false">+</mo>
                  <mrow>
                    <msub>
                      <mi>b</mi>
                      <mrow>
                        <mn>2</mn>
                      </mrow>
                    </msub>
                    <mo stretchy="false">⋅</mo>
                    <msup>
                      <mi>z</mi>
                      <mrow>
                        <mrow>
                          <mo stretchy="false">−</mo>
                          <mn>2</mn>
                        </mrow>
                      </mrow>
                    </msup>
                  </mrow>
                </mrow>
                <mo stretchy="false">+</mo>
                <mn>...</mn>
              </mrow>
              <mo stretchy="false">+</mo>
              <mrow>
                <msub>
                  <mi>b</mi>
                  <mrow>
                    <mi>N</mi>
                  </mrow>
                </msub>
                <mo stretchy="false">⋅</mo>
                <msup>
                  <mi>z</mi>
                  <mrow>
                    <mrow>
                      <mo stretchy="false">−</mo>
                      <mi>N</mi>
                    </mrow>
                  </mrow>
                </msup>
              </mrow>
            </mrow>
          </mrow>
          <mrow>
            <mrow>
              <mrow>
                <mrow>
                  <mrow>
                    <mn>1</mn>
                    <mo stretchy="false">+</mo>
                    <mrow>
                      <msub>
                        <mi>a</mi>
                        <mrow>
                          <mn>1</mn>
                        </mrow>
                      </msub>
                      <mo stretchy="false">⋅</mo>
                      <msup>
                        <mi>z</mi>
                        <mrow>
                          <mrow>
                            <mo stretchy="false">−</mo>
                            <mn>1</mn>
                          </mrow>
                        </mrow>
                      </msup>
                    </mrow>
                  </mrow>
                  <mo stretchy="false">+</mo>
                  <mrow>
                    <msub>
                      <mi>a</mi>
                      <mrow>
                        <mn>2</mn>
                      </mrow>
                    </msub>
                    <mo stretchy="false">⋅</mo>
                    <msup>
                      <mi>z</mi>
                      <mrow>
                        <mrow>
                          <mo stretchy="false">−</mo>
                          <mn>2</mn>
                        </mrow>
                      </mrow>
                    </msup>
                  </mrow>
                </mrow>
                <mo stretchy="false">+</mo>
                <mn>...</mn>
              </mrow>
              <mo stretchy="false">+</mo>
              <mrow>
                <msub>
                  <mi>a</mi>
                  <mrow>
                    <mi>M</mi>
                  </mrow>
                </msub>
                <mo stretchy="false">⋅</mo>
                <msup>
                  <mi>z</mi>
                  <mrow>
                    <mrow>
                      <mo stretchy="false">−</mo>
                      <mi>M</mi>
                    </mrow>
                  </mrow>
                </msup>
              </mrow>
            </mrow>
          </mrow>
        </mfrac>
      </mrow>
    </mrow>
    <annotation encoding="StarMath 5.0">H(z)={B(z)} over {A(z)}={{b_{0}}+b_{1} cdot z^{-1}+b_{2} cdot z^{-2}+...+b_{N} cdot z^{-N} } over {1+a_{1} cdot z^{-1}+a_{2} cdot z^{-2}+...+a_{M} cdot z^{-M}}  </annotation>
  </semantics>
</math>
</file>